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TimesNewRomanPS-ItalicMT" svg:font-family="TimesNewRomanPS-ItalicMT"/>
    <style:font-face style:name="TimesNewRomanPSMT" svg:font-family="TimesNewRomanPSMT"/>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4313in" fo:margin-left="-0.0486in" table:align="left" style:writing-mode="lr-tb"/>
    </style:style>
    <style:style style:name="Table1.A" style:family="table-column">
      <style:table-column-properties style:column-width="6.4313in"/>
    </style:style>
    <style:style style:name="Table1.1" style:family="table-row">
      <style:table-row-properties style:keep-together="true"/>
    </style:style>
    <style:style style:name="Table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P1" style:family="paragraph" style:parent-style-name="Standard" style:master-page-name="Standard">
      <style:paragraph-properties fo:text-align="center" style:justify-single-word="false"/>
      <style:text-properties style:font-name="TimesNewRomanPSMT" fo:font-size="20pt" fo:font-weight="bold" style:font-name-asian="TimesNewRomanPSMT" style:font-size-asian="20pt" style:font-weight-asian="bold" style:font-name-complex="TimesNewRomanPSMT" style:font-size-complex="20pt" style:font-weight-complex="bold"/>
    </style:style>
    <style:style style:name="P2" style:family="paragraph" style:parent-style-name="Standard">
      <style:paragraph-properties fo:text-align="center" style:justify-single-word="false"/>
      <style:text-properties style:font-name="TimesNewRomanPS-ItalicMT" fo:font-size="20pt" fo:font-style="italic" fo:font-weight="bold" style:font-name-asian="TimesNewRomanPS-ItalicMT" style:font-size-asian="20pt" style:font-style-asian="italic" style:font-weight-asian="bold" style:font-name-complex="TimesNewRomanPS-ItalicMT" style:font-size-complex="20pt" style:font-style-complex="italic" style:font-weight-complex="bold"/>
    </style:style>
    <style:style style:name="P3" style:family="paragraph" style:parent-style-name="Standard">
      <style:paragraph-properties fo:text-align="center" style:justify-single-word="false"/>
      <style:text-properties style:font-name="TimesNewRomanPSMT" fo:font-size="10pt" style:font-name-asian="TimesNewRomanPSMT" style:font-size-asian="10pt" style:font-name-complex="TimesNewRomanPSMT" style:font-size-complex="10pt"/>
    </style:style>
    <style:style style:name="P4"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5"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6" style:family="paragraph" style:parent-style-name="Heading_20_1">
      <style:paragraph-properties fo:break-before="page"/>
    </style:style>
    <style:style style:name="P7" style:family="paragraph" style:parent-style-name="Standard">
      <style:paragraph-properties>
        <style:tab-stops>
          <style:tab-stop style:position="4.922in"/>
        </style:tab-stops>
      </style:paragraph-properties>
      <style:text-properties fo:font-size="14pt" fo:font-weight="bold" style:font-size-asian="14pt" style:font-weight-asian="bold"/>
    </style:style>
    <style:style style:name="P8" style:family="paragraph" style:parent-style-name="Standard">
      <style:paragraph-properties>
        <style:tab-stops>
          <style:tab-stop style:position="4.922in"/>
          <style:tab-stop style:position="6.1035in"/>
        </style:tab-stops>
      </style:paragraph-properties>
      <style:text-properties style:font-name="Courier New" fo:font-size="8pt" fo:font-weight="bold" style:font-size-asian="8pt" style:font-weight-asian="bold"/>
    </style:style>
    <style:style style:name="P9" style:family="paragraph" style:parent-style-name="Standard">
      <style:paragraph-properties>
        <style:tab-stops>
          <style:tab-stop style:position="0.9846in"/>
          <style:tab-stop style:position="4.922in"/>
          <style:tab-stop style:position="6.1035in"/>
        </style:tab-stops>
      </style:paragraph-properties>
    </style:style>
    <style:style style:name="P10" style:family="paragraph" style:parent-style-name="Standard">
      <style:paragraph-properties>
        <style:tab-stops>
          <style:tab-stop style:position="4.922in"/>
        </style:tab-stops>
      </style:paragraph-properties>
      <style:text-properties style:font-name="Courier New" fo:font-size="10pt" fo:font-weight="bold" style:font-size-asian="10pt" style:font-weight-asian="bold"/>
    </style:style>
    <style:style style:name="P11" style:family="paragraph" style:parent-style-name="Heading_20_2">
      <style:paragraph-properties>
        <style:tab-stops>
          <style:tab-stop style:position="4.922in"/>
        </style:tab-stops>
      </style:paragraph-properties>
    </style:style>
    <style:style style:name="P12" style:family="paragraph" style:parent-style-name="Standard">
      <style:text-properties style:font-name="Courier New" fo:font-size="8pt" fo:font-weight="bold" style:font-size-asian="8pt" style:font-weight-asian="bold"/>
    </style:style>
    <style:style style:name="P13" style:family="paragraph" style:parent-style-name="Standard">
      <style:paragraph-properties>
        <style:tab-stops>
          <style:tab-stop style:position="0.9846in"/>
          <style:tab-stop style:position="4.922in"/>
        </style:tab-stops>
      </style:paragraph-properties>
    </style:style>
    <style:style style:name="P14" style:family="paragraph" style:parent-style-name="Standard">
      <style:text-properties style:font-name="Courier New" fo:font-size="8pt" style:font-size-asian="8pt"/>
    </style:style>
    <style:style style:name="P15" style:family="paragraph" style:parent-style-name="Standard">
      <style:paragraph-properties>
        <style:tab-stops>
          <style:tab-stop style:position="0.9846in"/>
          <style:tab-stop style:position="4.922in"/>
          <style:tab-stop style:position="6.1035in"/>
        </style:tab-stops>
      </style:paragraph-properties>
      <style:text-properties style:font-name="Courier New" fo:font-size="8pt" style:font-size-asian="8pt"/>
    </style:style>
    <style:style style:name="P16" style:family="paragraph" style:parent-style-name="Standard">
      <style:paragraph-properties>
        <style:tab-stops>
          <style:tab-stop style:position="0.9846in"/>
          <style:tab-stop style:position="4.922in"/>
          <style:tab-stop style:position="6.1035in"/>
        </style:tab-stops>
      </style:paragraph-properties>
      <style:text-properties fo:color="#000080" style:font-name="Courier New" fo:font-size="10pt" fo:font-weight="bold" style:font-size-asian="10pt" style:font-weight-asian="bold"/>
    </style:style>
    <style:style style:name="P17" style:family="paragraph" style:parent-style-name="Standard">
      <style:paragraph-properties>
        <style:tab-stops>
          <style:tab-stop style:position="0.9846in"/>
          <style:tab-stop style:position="4.922in"/>
        </style:tab-stops>
      </style:paragraph-properties>
      <style:text-properties style:font-name="Courier New" fo:font-size="8pt" fo:font-weight="bold" style:font-size-asian="8pt" style:font-weight-asian="bold"/>
    </style:style>
    <style:style style:name="P18" style:family="paragraph" style:parent-style-name="Standard">
      <style:paragraph-properties>
        <style:tab-stops>
          <style:tab-stop style:position="4.922in"/>
        </style:tab-stops>
      </style:paragraph-properties>
      <style:text-properties style:font-name="Courier New" fo:font-size="8pt" fo:font-weight="bold" style:font-size-asian="8pt" style:font-weight-asian="bold"/>
    </style:style>
    <style:style style:name="P19" style:family="paragraph" style:parent-style-name="Standard">
      <style:text-properties style:font-name="Courier New" fo:font-size="10pt" fo:font-weight="bold" style:font-size-asian="10pt" style:font-weight-asian="bold"/>
    </style:style>
    <style:style style:name="P20" style:family="paragraph" style:parent-style-name="Standard">
      <style:paragraph-properties fo:break-before="page"/>
      <style:text-properties style:font-name="Courier New" fo:font-size="8pt" fo:font-weight="bold" style:font-size-asian="8pt" style:font-weight-asian="bold"/>
    </style:style>
    <style:style style:name="P21" style:family="paragraph" style:parent-style-name="Heading_20_1">
      <style:paragraph-properties style:snap-to-layout-grid="false"/>
    </style:style>
    <style:style style:name="P22" style:family="paragraph" style:parent-style-name="Standard">
      <style:text-properties fo:font-size="20pt" fo:font-weight="bold" style:font-size-asian="20pt" style:font-weight-asian="bold"/>
    </style:style>
    <style:style style:name="P23" style:family="paragraph" style:parent-style-name="Text_20_body">
      <style:paragraph-properties fo:text-align="justify" style:justify-single-word="false"/>
    </style:style>
    <style:style style:name="T1" style:family="text">
      <style:text-properties style:font-name="TimesNewRomanPS-ItalicMT" fo:font-style="italic" style:font-name-asian="TimesNewRomanPS-ItalicMT" style:font-style-asian="italic" style:font-name-complex="TimesNewRomanPS-ItalicMT" style:font-style-complex="italic"/>
    </style:style>
    <style:style style:name="T2" style:family="text">
      <style:text-properties fo:color="#000080" fo:font-size="10pt" style:font-size-asian="10pt"/>
    </style:style>
    <style:style style:name="T3" style:family="text">
      <style:text-properties fo:font-size="10pt" style:font-size-asian="10pt"/>
    </style:style>
    <style:style style:name="T4" style:family="text">
      <style:text-properties style:text-position="30% 100%" fo:font-size="10pt" style:font-size-asian="10pt"/>
    </style:style>
    <style:style style:name="T5" style:family="text">
      <style:text-properties fo:color="#000080" style:font-name="Courier New" fo:font-size="10pt" fo:font-weight="bold" style:font-size-asian="10pt" style:font-weight-asian="bold"/>
    </style:style>
    <style:style style:name="T6" style:family="text">
      <style:text-properties style:font-name="Courier New" fo:font-size="10pt" fo:font-weight="bold" style:font-size-asian="10pt" style:font-weight-asian="bold"/>
    </style:style>
    <style:style style:name="T7" style:family="text">
      <style:text-properties style:text-position="30% 100%" style:font-name="Courier New" fo:font-size="10pt" style:text-underline-style="solid" style:text-underline-width="auto" style:text-underline-color="font-color" fo:font-weight="bold" style:font-size-asian="10pt" style:font-weight-asian="bold"/>
    </style:style>
    <style:style style:name="T8" style:family="text">
      <style:text-properties style:text-position="30% 100%" style:font-name="Courier New" fo:font-size="10pt" fo:font-weight="bold" style:font-size-asian="10pt" style:font-weight-asian="bold"/>
    </style:style>
    <style:style style:name="T9" style:family="text">
      <style:text-properties fo:font-size="12pt" fo:font-weight="normal" style:font-size-asian="12pt" style:font-weight-asian="normal"/>
    </style:style>
    <style:style style:name="T10" style:family="text">
      <style:text-properties fo:font-size="8pt" fo:font-weight="normal" style:font-size-asian="8pt" style:font-weight-asian="normal"/>
    </style:style>
    <style:style style:name="T11" style:family="text">
      <style:text-properties style:text-position="25% 100%" fo:font-size="8pt" style:text-underline-style="solid" style:text-underline-width="auto" style:text-underline-color="font-color" fo:font-weight="normal" style:font-size-asian="8pt" style:font-weight-asian="normal"/>
    </style:style>
    <style:style style:name="T12" style:family="text">
      <style:text-properties fo:font-size="8pt" fo:font-style="italic" fo:font-weight="normal" style:font-size-asian="8pt" style:font-style-asian="italic" style:font-weight-asian="normal"/>
    </style:style>
    <style:style style:name="T13" style:family="text">
      <style:text-properties style:font-name="Courier New" fo:font-size="8pt" fo:font-weight="bold" style:font-size-asian="8pt" style:font-weight-asian="bold"/>
    </style:style>
    <style:style style:name="T14" style:family="text">
      <style:text-properties fo:color="#000080" style:font-name="Courier New" fo:font-size="8pt" fo:font-weight="bold" style:font-size-asian="8pt" style:font-weight-asian="bold"/>
    </style:style>
    <style:style style:name="T15" style:family="text">
      <style:text-properties style:font-name="Symbo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2"/>
      <text:p text:style-name="P2"/>
      <text:p text:style-name="P2"/>
      <text:p text:style-name="P2">Apprendre Java par l'approche spirale</text:p>
      <text:p text:style-name="P3"/>
      <text:p text:style-name="P3"/>
      <text:p text:style-name="P3"/>
      <text:p text:style-name="P3"/>
      <text:p text:style-name="P3"/>
      <text:p text:style-name="P4">Ridjanovic, D. and R. Mathie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té Laval, 1999</text:p>
      <text:p text:style-name="Standard"/>
      <text:p text:style-name="P6">Table des matières</text:p>
      <text:p text:style-name="P7"/>
      <text:p text:style-name="P7"/>
      <text:p text:style-name="Heading_20_2"><text:span text:style-name="T2">Préface</text:span><text:span text:style-name="T3"> </text:span><text:span text:style-name="T4"><text:s/></text:span></text:p>
      <text:p text:style-name="P8"/>
      <text:p text:style-name="P9"><text:span text:style-name="T5">Chapitre 1:<text:tab/>Assises de base du langage Java</text:span><text:span text:style-name="T6"> </text:span><text:span text:style-name="T7"><text:s text:c="27"/></text:span><text:span text:style-name="T8"><text:s text:c="3"/></text:span><text:span text:style-name="T5">1</text:span></text:p>
      <text:p text:style-name="P10"/>
      <text:p text:style-name="P11"><text:span text:style-name="T9"><text:s/></text:span><text:span text:style-name="T10"><text:s/>Structure de base </text:span><text:span text:style-name="T11"><text:s text:c="64"/></text:span><text:span text:style-name="T10"><text:s text:c="3"/>2</text:span></text:p>
      <text:p text:style-name="P11"><text:span text:style-name="T9"><text:s/></text:span><text:span text:style-name="T10"><text:s text:c="3"/>- Objet </text:span><text:span text:style-name="T11"><text:s text:c="72"/></text:span><text:span text:style-name="T10"><text:s text:c="3"/>2</text:span></text:p>
      <text:p text:style-name="P11"><text:span text:style-name="T9"><text:s/></text:span><text:span text:style-name="T10"><text:s text:c="3"/>- Classe </text:span><text:span text:style-name="T11"><text:s text:c="71"/></text:span><text:span text:style-name="T10"><text:s text:c="3"/>2</text:span></text:p>
      <text:p text:style-name="P11"><text:span text:style-name="T9"><text:s/></text:span><text:span text:style-name="T10"><text:s/>Données / méthodes </text:span><text:span text:style-name="T11"><text:s text:c="63"/></text:span><text:span text:style-name="T10"><text:s text:c="3"/>5</text:span></text:p>
      <text:p text:style-name="P11"><text:span text:style-name="T9"><text:s/></text:span><text:span text:style-name="T10"><text:s text:c="3"/>- Constructeur </text:span><text:span text:style-name="T11"><text:s text:c="65"/></text:span><text:span text:style-name="T10"><text:s text:c="3"/>5</text:span></text:p>
      <text:p text:style-name="P11"><text:span text:style-name="T9"><text:s/></text:span><text:span text:style-name="T10"><text:s text:c="3"/>- Méthode </text:span><text:span text:style-name="T12">main</text:span><text:span text:style-name="T10"> </text:span><text:span text:style-name="T11"><text:s text:c="65"/></text:span><text:span text:style-name="T10"><text:s text:c="3"/>6</text:span></text:p>
      <text:p text:style-name="P11"><text:span text:style-name="T9"><text:s/></text:span><text:span text:style-name="T10"><text:s/>Héritage </text:span><text:span text:style-name="T11"><text:s text:c="73"/></text:span><text:span text:style-name="T10"><text:s text:c="3"/>7</text:span></text:p>
      <text:p text:style-name="P11"><text:span text:style-name="T9"><text:s/></text:span><text:span text:style-name="T10"><text:s/>Modificateurs </text:span><text:span text:style-name="T11"><text:s text:c="68"/></text:span><text:span text:style-name="T10"><text:s text:c="3"/>8</text:span></text:p>
      <text:p text:style-name="P11"><text:span text:style-name="T9"><text:s/></text:span><text:span text:style-name="T10"><text:s/>Paramètres d'une méthode </text:span><text:span text:style-name="T11"><text:s text:c="57"/></text:span><text:span text:style-name="T10"><text:s text:c="2"/>10</text:span></text:p>
      <text:p text:style-name="P11"><text:span text:style-name="T9"><text:s/></text:span><text:span text:style-name="T10"><text:s/>Tableau </text:span><text:span text:style-name="T11"><text:s text:c="74"/></text:span><text:span text:style-name="T10"><text:s text:c="2"/>10</text:span></text:p>
      <text:p text:style-name="P12"/>
      <text:p text:style-name="P9"><text:span text:style-name="T5">Chapitre 2:<text:tab/>Outil de développement JBuilder</text:span><text:span text:style-name="T6"> </text:span><text:span text:style-name="T7"><text:s text:c="27"/></text:span><text:span text:style-name="T8"><text:s text:c="2"/></text:span><text:span text:style-name="T5">13</text:span></text:p>
      <text:p text:style-name="P10"/>
      <text:p text:style-name="P11"><text:span text:style-name="T9"><text:s/></text:span><text:span text:style-name="T10"><text:s/>Préparation de l'environnement de l'application </text:span><text:span text:style-name="T11"><text:s text:c="34"/></text:span><text:span text:style-name="T10"><text:s text:c="2"/>15</text:span></text:p>
      <text:p text:style-name="P11"><text:span text:style-name="T9"><text:s/></text:span><text:span text:style-name="T10"><text:s text:c="3"/>- Répertoire </text:span><text:span text:style-name="T11"><text:s text:c="67"/></text:span><text:span text:style-name="T10"><text:s text:c="2"/>15</text:span></text:p>
      <text:p text:style-name="P11"><text:span text:style-name="T9"><text:s/></text:span><text:span text:style-name="T10"><text:s/>Projet </text:span><text:span text:style-name="T11"><text:s text:c="75"/></text:span><text:span text:style-name="T10"><text:s text:c="2"/>16</text:span></text:p>
      <text:p text:style-name="P11"><text:span text:style-name="T9"><text:s/></text:span><text:span text:style-name="T10"><text:s/>Fichiers de l'application </text:span><text:span text:style-name="T11"><text:s text:c="56"/></text:span><text:span text:style-name="T10"><text:s text:c="2"/>18</text:span></text:p>
      <text:p text:style-name="P11"><text:span text:style-name="T9"><text:s/></text:span><text:span text:style-name="T10"><text:s text:c="3"/>- Fichiers sources </text:span><text:span text:style-name="T11"><text:s text:c="61"/></text:span><text:span text:style-name="T10"><text:s text:c="2"/>18</text:span></text:p>
      <text:p text:style-name="P11"><text:span text:style-name="T9"><text:s/></text:span><text:span text:style-name="T10"><text:s text:c="3"/>- Compilation des classes </text:span><text:span text:style-name="T11"><text:s text:c="54"/></text:span><text:span text:style-name="T10"><text:s text:c="2"/>20</text:span></text:p>
      <text:p text:style-name="P11"><text:span text:style-name="T9"><text:s/></text:span><text:span text:style-name="T10"><text:s/>Propriétés du projet </text:span><text:span text:style-name="T11"><text:s text:c="61"/></text:span><text:span text:style-name="T10"><text:s text:c="2"/>21</text:span></text:p>
      <text:p text:style-name="P11"><text:span text:style-name="T9"><text:s/></text:span><text:span text:style-name="T10"><text:s/>Package </text:span><text:span text:style-name="T11"><text:s text:c="74"/></text:span><text:span text:style-name="T10"><text:s text:c="2"/>24</text:span></text:p>
      <text:p text:style-name="P11"><text:span text:style-name="T9"><text:s/></text:span><text:span text:style-name="T10"><text:s text:c="3"/>- Classe externe </text:span><text:span text:style-name="T11"><text:s text:c="63"/></text:span><text:span text:style-name="T10"><text:s text:c="2"/>25</text:span></text:p>
      <text:p text:style-name="P11"><text:span text:style-name="T9"><text:s/></text:span><text:span text:style-name="T10"><text:s text:c="3"/>- Librairies des composants prédéfinis </text:span><text:span text:style-name="T11"><text:s text:c="41"/></text:span><text:span text:style-name="T10"><text:s text:c="2"/>26</text:span></text:p>
      <text:p text:style-name="P11"><text:span text:style-name="T9"><text:s/></text:span><text:span text:style-name="T10"><text:s/>Importation du code Java sur une autre machine </text:span><text:span text:style-name="T11"><text:s text:c="35"/></text:span><text:span text:style-name="T10"><text:s text:c="2"/>26</text:span></text:p>
      <text:p text:style-name="P12"/>
      <text:p text:style-name="P9"><text:span text:style-name="T5">Chapitre 3:<text:tab/>Interface d'application graphique</text:span><text:span text:style-name="T6"> </text:span><text:span text:style-name="T7"><text:s text:c="25"/></text:span><text:span text:style-name="T8"><text:s text:c="2"/></text:span><text:span text:style-name="T5">29</text:span></text:p>
      <text:p text:style-name="P10"/>
      <text:p text:style-name="P13"><text:span text:style-name="T13"><text:s text:c="2"/></text:span><text:span text:style-name="T5">Partie A:<text:tab/>Cadre principal d'une interface graphique</text:span><text:span text:style-name="T6"> </text:span><text:span text:style-name="T7"><text:s text:c="17"/></text:span><text:span text:style-name="T6"><text:s text:c="2"/></text:span><text:span text:style-name="T5">31</text:span></text:p>
      <text:p text:style-name="P10"/>
      <text:p text:style-name="P11"><text:span text:style-name="T9"><text:s/></text:span><text:span text:style-name="T10"><text:s text:c="3"/>Classe externe </text:span><text:span text:style-name="T11"><text:s text:c="65"/></text:span><text:span text:style-name="T10"><text:s text:c="2"/>31</text:span></text:p>
      <text:p text:style-name="P11"><text:span text:style-name="T9"><text:s/></text:span><text:span text:style-name="T10"><text:s text:c="3"/>Construction des liens d'héritage </text:span><text:span text:style-name="T11"><text:s text:c="46"/></text:span><text:span text:style-name="T10"><text:s text:c="2"/>32</text:span></text:p>
      <text:p text:style-name="P11"><text:span text:style-name="T9"><text:s/></text:span><text:span text:style-name="T10"><text:s text:c="3"/>Cadre de l'interface </text:span><text:span text:style-name="T11"><text:s text:c="59"/></text:span><text:span text:style-name="T10"><text:s text:c="2"/>33</text:span></text:p>
      <text:p text:style-name="P11"><text:span text:style-name="T9"><text:s/></text:span><text:span text:style-name="T10"><text:s text:c="5"/>- Relations </text:span><text:span text:style-name="T11"><text:s text:c="66"/></text:span><text:span text:style-name="T10"><text:s text:c="2"/>33</text:span></text:p>
      <text:p text:style-name="P11"><text:span text:style-name="T9"><text:s/></text:span><text:span text:style-name="T10"><text:s text:c="5"/>- Types de données et variables d'une classe </text:span><text:span text:style-name="T11"><text:s text:c="33"/></text:span><text:span text:style-name="T10"><text:s text:c="2"/>34</text:span></text:p>
      <text:p text:style-name="P11"><text:span text:style-name="T9"><text:s/></text:span><text:span text:style-name="T10"><text:s text:c="5"/>- Hiérarchie d'héritage indépendante </text:span><text:span text:style-name="T11"><text:s text:c="41"/></text:span><text:span text:style-name="T10"><text:s text:c="2"/>35</text:span></text:p>
      <text:p text:style-name="P11"><text:span text:style-name="T9"><text:s/></text:span><text:span text:style-name="T10"><text:s text:c="5"/>- Modificateur </text:span><text:span text:style-name="T12">private</text:span><text:span text:style-name="T10"> </text:span><text:span text:style-name="T11"><text:s text:c="55"/></text:span><text:span text:style-name="T10"><text:s text:c="2"/>36</text:span></text:p>
      <text:p text:style-name="P11"><text:span text:style-name="T9"><text:s/></text:span><text:span text:style-name="T10"><text:s text:c="3"/>Affichage de la fenêtre d'application </text:span><text:span text:style-name="T11"><text:s text:c="42"/></text:span><text:span text:style-name="T10"><text:s text:c="2"/>37</text:span></text:p>
      <text:p text:style-name="P11"><text:span text:style-name="T9"><text:s/></text:span><text:span text:style-name="T10"><text:s text:c="5"/>- Méthode appelée à partir d'un objet </text:span><text:span text:style-name="T11"><text:s text:c="40"/></text:span><text:span text:style-name="T10"><text:s text:c="2"/>37</text:span></text:p>
      <text:p text:style-name="P11"><text:span text:style-name="T9"><text:s/></text:span><text:span text:style-name="T10"><text:s text:c="3"/>Propriété </text:span><text:span text:style-name="T11"><text:s text:c="70"/></text:span><text:span text:style-name="T10"><text:s text:c="2"/>39</text:span></text:p>
      <text:p text:style-name="P12"/>
      <text:p text:style-name="P12"/>
      <text:p text:style-name="P12"/>
      <text:p text:style-name="P13"><text:span text:style-name="T14"><text:s text:c="2"/></text:span><text:span text:style-name="T5">Partie B:<text:tab/>Déploiement des interfaces graphiques sur Internet </text:span><text:span text:style-name="T7"><text:s text:c="8"/></text:span><text:span text:style-name="T6"><text:s text:c="2"/></text:span><text:span text:style-name="T5">40</text:span></text:p>
      <text:p text:style-name="P10"/>
      <text:p text:style-name="P11"><text:span text:style-name="T9"><text:s/></text:span><text:span text:style-name="T10"><text:s text:c="3"/>Élimination de la classe </text:span><text:span text:style-name="T12">Start</text:span><text:span text:style-name="T10"> </text:span><text:span text:style-name="T11"><text:s text:c="49"/></text:span><text:span text:style-name="T10"><text:s text:c="2"/>40</text:span></text:p>
      <text:p text:style-name="P11"><text:span text:style-name="T9"><text:s/></text:span><text:span text:style-name="T10"><text:s text:c="3"/>Héritage </text:span><text:span text:style-name="T11"><text:s text:c="71"/></text:span><text:span text:style-name="T10"><text:s text:c="2"/>41</text:span></text:p>
      <text:p text:style-name="P11"><text:span text:style-name="T9"><text:s/></text:span><text:span text:style-name="T10"><text:s text:c="3"/>Commentaires </text:span><text:span text:style-name="T11"><text:s text:c="67"/></text:span><text:span text:style-name="T10"><text:s text:c="2"/>43</text:span></text:p>
      <text:p text:style-name="P11"><text:span text:style-name="T9"><text:s/></text:span><text:span text:style-name="T10"><text:s text:c="5"/>- Conventions </text:span><text:span text:style-name="T11"><text:s text:c="64"/></text:span><text:span text:style-name="T10"><text:s text:c="2"/>43</text:span></text:p>
      <text:p text:style-name="P11"><text:span text:style-name="T9"><text:s/></text:span><text:span text:style-name="T10"><text:s text:c="3"/>Modification des états d'un objet </text:span><text:span text:style-name="T11"><text:s text:c="46"/></text:span><text:span text:style-name="T10"><text:s text:c="2"/>45</text:span></text:p>
      <text:p text:style-name="P11"><text:span text:style-name="T9"><text:s/></text:span><text:span text:style-name="T10"><text:s text:c="5"/>- Propriété </text:span><text:span text:style-name="T12">title</text:span><text:span text:style-name="T10"> </text:span><text:span text:style-name="T11"><text:s text:c="60"/></text:span><text:span text:style-name="T10"><text:s text:c="2"/>45</text:span></text:p>
      <text:p text:style-name="P11"><text:span text:style-name="T9"><text:s/></text:span><text:span text:style-name="T10"><text:s text:c="5"/>- Propriété </text:span><text:span text:style-name="T12">size</text:span><text:span text:style-name="T10"> </text:span><text:span text:style-name="T11"><text:s text:c="61"/></text:span><text:span text:style-name="T10"><text:s text:c="2"/>45</text:span></text:p>
      <text:p text:style-name="P14"/>
      <text:p text:style-name="P11"><text:span text:style-name="T9"><text:s/></text:span><text:span text:style-name="T10"><text:s text:c="3"/>Méthodes qui ne connaissent pas le nom des objets </text:span><text:span text:style-name="T11"><text:s text:c="30"/></text:span><text:span text:style-name="T10"><text:s text:c="2"/>47</text:span></text:p>
      <text:p text:style-name="P11"><text:span text:style-name="T9"><text:s/></text:span><text:span text:style-name="T10"><text:s text:c="3"/>Fureteurs et environnement d'exécution Java </text:span><text:span text:style-name="T11"><text:s text:c="36"/></text:span><text:span text:style-name="T10"><text:s text:c="2"/>47</text:span></text:p>
      <text:p text:style-name="P11"><text:span text:style-name="T9"><text:s/></text:span><text:span text:style-name="T10"><text:s text:c="5"/>- Aperçu général </text:span><text:span text:style-name="T11"><text:s text:c="61"/></text:span><text:span text:style-name="T10"><text:s text:c="2"/>47</text:span></text:p>
      <text:p text:style-name="P11"><text:span text:style-name="T9"><text:s/></text:span><text:span text:style-name="T10"><text:s text:c="5"/>- Applet / Serveur </text:span><text:span text:style-name="T11"><text:s text:c="59"/></text:span><text:span text:style-name="T10"><text:s text:c="2"/>48</text:span></text:p>
      <text:p text:style-name="P11"><text:span text:style-name="T9"><text:s/></text:span><text:span text:style-name="T10"><text:s text:c="5"/>- Notions HTML et </text:span><text:span text:style-name="T12">plugin</text:span><text:span text:style-name="T10"> </text:span><text:span text:style-name="T11"><text:s text:c="53"/></text:span><text:span text:style-name="T10"><text:s text:c="2"/>49</text:span></text:p>
      <text:p text:style-name="P11"><text:span text:style-name="T9"><text:s/></text:span><text:span text:style-name="T10"><text:s text:c="5"/>- Accès des données sur une autre machine </text:span><text:span text:style-name="T11"><text:s text:c="36"/></text:span><text:span text:style-name="T10"><text:s text:c="2"/>51</text:span></text:p>
      <text:p text:style-name="P11"><text:span text:style-name="T9"><text:s/></text:span><text:span text:style-name="T10"><text:s text:c="5"/>- Normes d'exécution des </text:span><text:span text:style-name="T12">applets</text:span><text:span text:style-name="T10"> </text:span><text:span text:style-name="T11"><text:s text:c="45"/></text:span><text:span text:style-name="T10"><text:s text:c="2"/>51</text:span></text:p>
      <text:p text:style-name="P15"/>
      <text:p text:style-name="P16">Chapitre 4:<text:tab/>Panneau: sous-élément du cadre d'une interface</text:p>
      <text:p text:style-name="P9"><text:span text:style-name="T5"><text:s text:c="11"/><text:tab/>d'application graphique</text:span><text:span text:style-name="T6"> </text:span><text:span text:style-name="T7"><text:s text:c="35"/></text:span><text:span text:style-name="T8"><text:s text:c="2"/></text:span><text:span text:style-name="T5">57</text:span></text:p>
      <text:p text:style-name="P17"/>
      <text:p text:style-name="P13"><text:span text:style-name="T13"><text:s text:c="2"/></text:span><text:span text:style-name="T5">Partie A:<text:tab/>Relation panneau / cadre de l'application</text:span><text:span text:style-name="T6"> </text:span><text:span text:style-name="T7"><text:s text:c="17"/></text:span><text:span text:style-name="T6"><text:s text:c="2"/></text:span><text:span text:style-name="T5">59</text:span></text:p>
      <text:p text:style-name="P10"/>
      <text:p text:style-name="P11"><text:span text:style-name="T9"><text:s/></text:span><text:span text:style-name="T10"><text:s text:c="3"/>Héritage </text:span><text:span text:style-name="T11"><text:s text:c="71"/></text:span><text:span text:style-name="T10"><text:s text:c="2"/>59</text:span></text:p>
      <text:p text:style-name="P11"><text:span text:style-name="T9"><text:s/></text:span><text:span text:style-name="T10"><text:s text:c="5"/>- Construction d'un panneau d'application graphique </text:span><text:span text:style-name="T11"><text:s text:c="26"/></text:span><text:span text:style-name="T10"><text:s text:c="2"/>61</text:span></text:p>
      <text:p text:style-name="P11"><text:span text:style-name="T9"><text:s/></text:span><text:span text:style-name="T10"><text:s text:c="3"/>Relation classe </text:span><text:span text:style-name="T12">JFrame </text:span><text:span text:style-name="T10">/ panneaux de l'application </text:span><text:span text:style-name="T11"><text:s text:c="29"/></text:span><text:span text:style-name="T10"><text:s text:c="2"/>63</text:span></text:p>
      <text:p text:style-name="P11"><text:span text:style-name="T9"><text:s/></text:span><text:span text:style-name="T10"><text:s text:c="3"/>Constante d'une classe </text:span><text:span text:style-name="T11"><text:s text:c="57"/></text:span><text:span text:style-name="T10"><text:s text:c="2"/>66</text:span></text:p>
      <text:p text:style-name="P11"><text:span text:style-name="T9"><text:s/></text:span><text:span text:style-name="T10"><text:s text:c="5"/>- Modificateurs </text:span><text:span text:style-name="T12">final </text:span><text:span text:style-name="T10">et </text:span><text:span text:style-name="T12">static</text:span><text:span text:style-name="T10"> </text:span><text:span text:style-name="T11"><text:s text:c="46"/></text:span><text:span text:style-name="T10"><text:s text:c="2"/>66</text:span></text:p>
      <text:p text:style-name="P12"/>
      <text:p text:style-name="P13"><text:span text:style-name="T14"><text:s text:c="2"/></text:span><text:span text:style-name="T5">Partie B:<text:tab/>Structure de réalisation des classes et gestionnaire de</text:span></text:p>
      <text:p text:style-name="P13"><text:span text:style-name="T14"><text:s text:c="2"/></text:span><text:span text:style-name="T6"><text:s text:c="10"/></text:span><text:span text:style-name="T5">dessin d'interface graphique</text:span><text:span text:style-name="T6"> </text:span><text:span text:style-name="T7"><text:s text:c="30"/></text:span><text:span text:style-name="T6"><text:s text:c="2"/></text:span><text:span text:style-name="T5">67</text:span></text:p>
      <text:p text:style-name="P10"/>
      <text:p text:style-name="P11"><text:span text:style-name="T9"><text:s/></text:span><text:span text:style-name="T10"><text:s text:c="3"/>Spécialisation des classes (1ère partie) </text:span><text:span text:style-name="T11"><text:s text:c="39"/></text:span><text:span text:style-name="T10"><text:s text:c="2"/>67</text:span></text:p>
      <text:p text:style-name="P11"><text:span text:style-name="T9"><text:s/></text:span><text:span text:style-name="T10"><text:s text:c="3"/>Division d'une application en package <text:s/></text:span><text:span text:style-name="T11"><text:s text:c="41"/></text:span><text:span text:style-name="T10"><text:s text:c="2"/>68</text:span></text:p>
      <text:p text:style-name="P11"><text:span text:style-name="T9"><text:s/></text:span><text:span text:style-name="T10"><text:s text:c="3"/>Propriété </text:span><text:span text:style-name="T12">location</text:span><text:span text:style-name="T10"> </text:span><text:span text:style-name="T11"><text:s text:c="61"/></text:span><text:span text:style-name="T10"><text:s text:c="2"/>69</text:span></text:p>
      <text:p text:style-name="P11"><text:span text:style-name="T9"><text:s/></text:span><text:span text:style-name="T10"><text:s text:c="3"/>Gestionnaires de dessin d'une interface graphique </text:span><text:span text:style-name="T11"><text:s text:c="30"/></text:span><text:span text:style-name="T10"><text:s text:c="2"/>70</text:span></text:p>
      <text:p text:style-name="P11"><text:span text:style-name="T9"><text:s/></text:span><text:span text:style-name="T10"><text:s text:c="5"/>- Gestionnaire de dessin d'interface graphique </text:span><text:span text:style-name="T12">BorderLayout </text:span><text:span text:style-name="T11"><text:s text:c="18"/></text:span><text:span text:style-name="T10"><text:s text:c="2"/>70</text:span></text:p>
      <text:p text:style-name="P11"><text:span text:style-name="T9"><text:s/></text:span><text:span text:style-name="T10"><text:s text:c="5"/>- Propriété </text:span><text:span text:style-name="T12">layout</text:span><text:span text:style-name="T10"> </text:span><text:span text:style-name="T11"><text:s text:c="59"/></text:span><text:span text:style-name="T10"><text:s text:c="2"/>71</text:span></text:p>
      <text:p text:style-name="P12"/>
      <text:p text:style-name="P13"><text:span text:style-name="T14"><text:s text:c="2"/></text:span><text:span text:style-name="T5">Partie C:<text:tab/>Définition des propriétés</text:span><text:span text:style-name="T6"> </text:span><text:span text:style-name="T7"><text:s text:c="33"/></text:span><text:span text:style-name="T6"><text:s text:c="2"/></text:span><text:span text:style-name="T5">73</text:span></text:p>
      <text:p text:style-name="P10"/>
      <text:p text:style-name="P11"><text:span text:style-name="T9"><text:s/></text:span><text:span text:style-name="T10"><text:s text:c="3"/>Définition et assignation des attributs </text:span><text:span text:style-name="T11"><text:s text:c="40"/></text:span><text:span text:style-name="T10"><text:s text:c="2"/>73</text:span></text:p>
      <text:p text:style-name="P11"><text:span text:style-name="T9"><text:s/></text:span><text:span text:style-name="T10"><text:s text:c="3"/>Spécialisation des classes (2e partie) <text:s/></text:span><text:span text:style-name="T11"><text:s text:c="40"/></text:span><text:span text:style-name="T10"><text:s text:c="2"/>73</text:span></text:p>
      <text:p text:style-name="P11"><text:span text:style-name="T9"><text:s/></text:span><text:span text:style-name="T10"><text:s text:c="3"/>Propriété définie à l'intérieur d'une classe de l'application </text:span><text:span text:style-name="T11"><text:s text:c="18"/></text:span><text:span text:style-name="T10"><text:s text:c="2"/>74</text:span></text:p>
      <text:p text:style-name="P11"><text:span text:style-name="T9"><text:s/></text:span><text:span text:style-name="T10"><text:s text:c="5"/>- Java Beans </text:span><text:span text:style-name="T11"><text:s text:c="65"/></text:span><text:span text:style-name="T10"><text:s text:c="2"/>75</text:span></text:p>
      <text:p text:style-name="P12"/>
      <text:p text:style-name="P12"/>
      <text:p text:style-name="P12"/>
      <text:p text:style-name="P12"/>
      <text:p text:style-name="P12"/>
      <text:p text:style-name="P12"/>
      <text:p text:style-name="P12"/>
      <text:p text:style-name="P12"/>
      <text:p text:style-name="P12"/>
      <text:p text:style-name="P9"><text:span text:style-name="T5">Chapitre 5:<text:tab/>Les événements</text:span><text:span text:style-name="T6"> </text:span><text:span text:style-name="T7"><text:s text:c="44"/></text:span><text:span text:style-name="T8"><text:s text:c="2"/></text:span><text:span text:style-name="T5">77</text:span></text:p>
      <text:p text:style-name="P10"/>
      <text:p text:style-name="P11"><text:span text:style-name="T9"><text:s/></text:span><text:span text:style-name="T10"><text:s/>Nouveaux éléments de programmation Java </text:span><text:span text:style-name="T11"><text:s text:c="42"/></text:span><text:span text:style-name="T10"><text:s text:c="2"/>78</text:span></text:p>
      <text:p text:style-name="P11"><text:span text:style-name="T9"><text:s/></text:span><text:span text:style-name="T10"><text:s text:c="3"/>- Utilisation optionnelle du mot </text:span><text:span text:style-name="T12">this</text:span><text:span text:style-name="T10"> </text:span><text:span text:style-name="T11"><text:s text:c="42"/></text:span><text:span text:style-name="T10"><text:s text:c="2"/>78</text:span></text:p>
      <text:p text:style-name="P11"><text:span text:style-name="T9"><text:s/></text:span><text:span text:style-name="T10"><text:s text:c="3"/>- Utilisation optionnelle du nom de la classe </text:span><text:span text:style-name="T11"><text:s text:c="34"/></text:span><text:span text:style-name="T10"><text:s text:c="2"/>79</text:span></text:p>
      <text:p text:style-name="P11"><text:span text:style-name="T9"><text:s/></text:span><text:span text:style-name="T10"><text:s text:c="3"/>- Envoie de messages entre les objets </text:span><text:span text:style-name="T11"><text:s text:c="42"/></text:span><text:span text:style-name="T10"><text:s text:c="2"/>79</text:span></text:p>
      <text:p text:style-name="P11"><text:span text:style-name="T9"><text:s/></text:span><text:span text:style-name="T10"><text:s text:c="3"/>- Énoncé d'assignation </text:span><text:span text:style-name="T11"><text:s text:c="57"/></text:span><text:span text:style-name="T10"><text:s text:c="2"/>80</text:span></text:p>
      <text:p text:style-name="P11"><text:span text:style-name="T9"><text:s/></text:span><text:span text:style-name="T10"><text:s text:c="3"/>- Énoncé </text:span><text:span text:style-name="T12">if</text:span><text:span text:style-name="T10"> </text:span><text:span text:style-name="T11"><text:s text:c="68"/></text:span><text:span text:style-name="T10"><text:s text:c="2"/>81</text:span></text:p>
      <text:p text:style-name="P11"><text:span text:style-name="T9"><text:s/></text:span><text:span text:style-name="T10"><text:s text:c="3"/>- Méthode </text:span><text:span text:style-name="T12">repaint</text:span><text:span text:style-name="T10"> </text:span><text:span text:style-name="T11"><text:s text:c="62"/></text:span><text:span text:style-name="T10"><text:s text:c="2"/>82</text:span></text:p>
      <text:p text:style-name="P11"><text:span text:style-name="T9"><text:s/></text:span><text:span text:style-name="T10"><text:s/>Spécification versus réalisation </text:span><text:span text:style-name="T11"><text:s text:c="49"/></text:span><text:span text:style-name="T10"><text:s text:c="2"/>82</text:span></text:p>
      <text:p text:style-name="P11"><text:span text:style-name="T9"><text:s/></text:span><text:span text:style-name="T10"><text:s text:c="3"/>- Héritage des spécifications et de la réalisation des classes </text:span><text:span text:style-name="T11"><text:s text:c="17"/></text:span><text:span text:style-name="T10"><text:s text:c="2"/>83</text:span></text:p>
      <text:p text:style-name="P11"><text:span text:style-name="T9"><text:s/></text:span><text:span text:style-name="T10"><text:s text:c="3"/>- Héritage par «contrat» </text:span><text:span text:style-name="T11"><text:s text:c="55"/></text:span><text:span text:style-name="T10"><text:s text:c="2"/>83</text:span></text:p>
      <text:p text:style-name="P11"><text:span text:style-name="T9"><text:s/></text:span><text:span text:style-name="T10"><text:s text:c="3"/>- Interface Java </text:span><text:span text:style-name="T12">MouseListener</text:span><text:span text:style-name="T10"> </text:span><text:span text:style-name="T11"><text:s text:c="49"/></text:span><text:span text:style-name="T10"><text:s text:c="2"/>86</text:span></text:p>
      <text:p text:style-name="P11"><text:span text:style-name="T9"><text:s/></text:span><text:span text:style-name="T10"><text:s text:c="3"/>- En résumé </text:span><text:span text:style-name="T11"><text:s text:c="68"/></text:span><text:span text:style-name="T10"><text:s text:c="2"/>87</text:span></text:p>
      <text:p text:style-name="P11"><text:span text:style-name="T9"><text:s/></text:span><text:span text:style-name="T10"><text:s/>Trace d'exécution </text:span><text:span text:style-name="T11"><text:s text:c="64"/></text:span><text:span text:style-name="T10"><text:s text:c="2"/>88</text:span></text:p>
      <text:p text:style-name="P12"/>
      <text:p text:style-name="P9"><text:span text:style-name="T5">Chapitre 6:<text:tab/>Les menus</text:span><text:span text:style-name="T6"> </text:span><text:span text:style-name="T7"><text:s text:c="49"/></text:span><text:span text:style-name="T8"><text:s text:c="2"/></text:span><text:span text:style-name="T5">91</text:span></text:p>
      <text:p text:style-name="P10"/>
      <text:p text:style-name="P11"><text:span text:style-name="T9"><text:s/></text:span><text:span text:style-name="T10"><text:s/>Relation barre de menus / événements Java </text:span><text:span text:style-name="T11"><text:s text:c="40"/></text:span><text:span text:style-name="T10"><text:s text:c="2"/>93</text:span></text:p>
      <text:p text:style-name="P11"><text:span text:style-name="T9"><text:s/></text:span><text:span text:style-name="T10"><text:s text:c="3"/>- Interface Java </text:span><text:span text:style-name="T12">ActionListener</text:span><text:span text:style-name="T10"> </text:span><text:span text:style-name="T11"><text:s text:c="48"/></text:span><text:span text:style-name="T10"><text:s text:c="2"/>93</text:span></text:p>
      <text:p text:style-name="P11"><text:span text:style-name="T9"><text:s/></text:span><text:span text:style-name="T10"><text:s text:c="3"/>- Énoncé </text:span><text:span text:style-name="T12">switch</text:span><text:span text:style-name="T10"> </text:span><text:span text:style-name="T11"><text:s text:c="64"/></text:span><text:span text:style-name="T10"><text:s text:c="2"/>94</text:span></text:p>
      <text:p text:style-name="P12"/>
      <text:p text:style-name="P11"><text:span text:style-name="T9"><text:s/></text:span><text:span text:style-name="T10"><text:s/>Enchaînement des objets </text:span><text:span text:style-name="T11"><text:s text:c="58"/></text:span><text:span text:style-name="T10"><text:s text:c="2"/>96</text:span></text:p>
      <text:p text:style-name="P11"><text:span text:style-name="T9"><text:s/></text:span><text:span text:style-name="T10"><text:s/>Construction de la barre de menus </text:span><text:span text:style-name="T11"><text:s text:c="48"/></text:span><text:span text:style-name="T10"><text:s text:c="2"/>99</text:span></text:p>
      <text:p text:style-name="P11"><text:span text:style-name="T9"><text:s/></text:span><text:span text:style-name="T10"><text:s/>Positionnement graphique de la barre de menus </text:span><text:span text:style-name="T11"><text:s text:c="36"/></text:span><text:span text:style-name="T10"><text:s/>102</text:span></text:p>
      <text:p text:style-name="P12"/>
      <text:p text:style-name="P9"><text:span text:style-name="T5">Chapitre 7:<text:tab/>Manipulation dynamique des objets d'une interface graphique</text:span><text:span text:style-name="T8"> </text:span><text:span text:style-name="T5">105</text:span></text:p>
      <text:p text:style-name="P18"/>
      <text:p text:style-name="P18"/>
      <text:p text:style-name="P13"><text:span text:style-name="T14"><text:s text:c="2"/></text:span><text:span text:style-name="T5">Partie A:<text:tab/>Création dynamique des objets et relation avec les</text:span></text:p>
      <text:p text:style-name="P13"><text:span text:style-name="T14"><text:s text:c="2"/></text:span><text:span text:style-name="T6"><text:s text:c="10"/></text:span><text:span text:style-name="T5">interfaces Java</text:span><text:span text:style-name="T6"> </text:span><text:span text:style-name="T7"><text:s text:c="43"/></text:span><text:span text:style-name="T6"><text:s/></text:span><text:span text:style-name="T5">107</text:span></text:p>
      <text:p text:style-name="P10"/>
      <text:p text:style-name="P11"><text:span text:style-name="T9"><text:s/></text:span><text:span text:style-name="T10"><text:s text:c="3"/>Interface </text:span><text:span text:style-name="T12">MouseListener</text:span><text:span text:style-name="T10"> </text:span><text:span text:style-name="T11"><text:s text:c="56"/></text:span><text:span text:style-name="T10"><text:s/>107</text:span></text:p>
      <text:p text:style-name="P11"><text:span text:style-name="T9"><text:s/></text:span><text:span text:style-name="T10"><text:s text:c="5"/>- Source et destination des événements </text:span><text:span text:style-name="T11"><text:s text:c="39"/></text:span><text:span text:style-name="T10"><text:s/>107</text:span></text:p>
      <text:p text:style-name="P11"><text:span text:style-name="T9"><text:s/></text:span><text:span text:style-name="T10"><text:s text:c="5"/>- Ordonnancement des méthodes de l'interface Java </text:span><text:span text:style-name="T12">MouseListener</text:span><text:span text:style-name="T10"> </text:span><text:span text:style-name="T11"><text:s text:c="14"/></text:span><text:span text:style-name="T10"><text:s/>109</text:span></text:p>
      <text:p text:style-name="P11"><text:span text:style-name="T9"><text:s/></text:span><text:span text:style-name="T10"><text:s text:c="3"/>Définition des valeurs de positionnement des panneaux </text:span><text:span text:style-name="T11"><text:s text:c="26"/></text:span><text:span text:style-name="T10"><text:s/>110</text:span></text:p>
      <text:p text:style-name="P11"><text:span text:style-name="T9"><text:s/></text:span><text:span text:style-name="T10"><text:s text:c="3"/>Reconnaissance des objets </text:span><text:span text:style-name="T11"><text:s text:c="54"/></text:span><text:span text:style-name="T10"><text:s/>111</text:span></text:p>
      <text:p text:style-name="P12"/>
      <text:p text:style-name="P12"/>
      <text:p text:style-name="P13"><text:span text:style-name="T14"><text:s text:c="2"/></text:span><text:span text:style-name="T5">Partie B:<text:tab/>Relation barre de menus / objets de l'interface graphique </text:span><text:span text:style-name="T7"><text:s/></text:span><text:span text:style-name="T6"><text:s/></text:span><text:span text:style-name="T5">112</text:span></text:p>
      <text:p text:style-name="P10"/>
      <text:p text:style-name="P11"><text:span text:style-name="T9"><text:s/></text:span><text:span text:style-name="T10"><text:s text:c="3"/>Tableaux </text:span><text:span text:style-name="T11"><text:s text:c="71"/></text:span><text:span text:style-name="T10"><text:s/>113</text:span></text:p>
      <text:p text:style-name="P11"><text:span text:style-name="T9"><text:s/></text:span><text:span text:style-name="T10"><text:s text:c="3"/>L'énoncé </text:span><text:span text:style-name="T12">for</text:span><text:span text:style-name="T10"> <text:s/></text:span><text:span text:style-name="T11"><text:s text:c="66"/></text:span><text:span text:style-name="T10"><text:s/>114</text:span></text:p>
      <text:p text:style-name="P11"><text:span text:style-name="T9"><text:s/></text:span><text:span text:style-name="T10"><text:s text:c="5"/>- Boucle d'exécution </text:span><text:span text:style-name="T11"><text:s text:c="57"/></text:span><text:span text:style-name="T10"><text:s/>114</text:span></text:p>
      <text:p text:style-name="P11"><text:span text:style-name="T9"><text:s/></text:span><text:span text:style-name="T10"><text:s text:c="5"/>- Opérateurs </text:span><text:span text:style-name="T12">++</text:span><text:span text:style-name="T10"> et </text:span><text:span text:style-name="T12">--</text:span><text:span text:style-name="T10"> </text:span><text:span text:style-name="T11"><text:s text:c="56"/></text:span><text:span text:style-name="T10"><text:s/>116</text:span></text:p>
      <text:p text:style-name="P11"><text:span text:style-name="T9"><text:s/></text:span><text:span text:style-name="T10"><text:s text:c="5"/>- Portée des variables</text:span><text:span text:style-name="T12"> </text:span><text:span text:style-name="T11"><text:s text:c="55"/></text:span><text:span text:style-name="T10"><text:s/>117</text:span></text:p>
      <text:p text:style-name="P11"><text:span text:style-name="T9"><text:s/></text:span><text:span text:style-name="T10"><text:s text:c="5"/>- Taille des tableaux </text:span><text:span text:style-name="T11"><text:s text:c="56"/></text:span><text:span text:style-name="T10"><text:s/>117</text:span></text:p>
      <text:p text:style-name="P12"/>
      <text:p text:style-name="P12"/>
      <text:p text:style-name="P12"/>
      <text:p text:style-name="P12"/>
      <text:p text:style-name="P12"/>
      <text:p text:style-name="P12"/>
      <text:p text:style-name="P13"><text:span text:style-name="T14"><text:s text:c="2"/></text:span><text:span text:style-name="T5">Partie C:<text:tab/>Barre de défilement et déplacement dynamique des boîtes</text:span></text:p>
      <text:p text:style-name="P13"><text:span text:style-name="T14"><text:s text:c="2"/></text:span><text:span text:style-name="T6"><text:s text:c="10"/></text:span><text:span text:style-name="T5">de l'interface graphique</text:span><text:span text:style-name="T6"> </text:span><text:span text:style-name="T7"><text:s text:c="34"/></text:span><text:span text:style-name="T6"><text:s/></text:span><text:span text:style-name="T5">119</text:span></text:p>
      <text:p text:style-name="P10"/>
      <text:p text:style-name="P11"><text:span text:style-name="T9"><text:s/></text:span><text:span text:style-name="T10"><text:s text:c="3"/>Barre de défilement </text:span><text:span text:style-name="T11"><text:s text:c="60"/></text:span><text:span text:style-name="T10"><text:s/>119</text:span></text:p>
      <text:p text:style-name="P11"><text:span text:style-name="T9"><text:s/></text:span><text:span text:style-name="T10"><text:s text:c="3"/>Déplacement dynamique des boîtes <text:s/></text:span><text:span text:style-name="T11"><text:s text:c="46"/></text:span><text:span text:style-name="T10"><text:s/>120</text:span></text:p>
      <text:p text:style-name="P11"><text:span text:style-name="T9"><text:s/></text:span><text:span text:style-name="T10"><text:s text:c="5"/>- Interface </text:span><text:span text:style-name="T12">MouseMotionListener</text:span><text:span text:style-name="T10"> </text:span><text:span text:style-name="T11"><text:s text:c="46"/></text:span><text:span text:style-name="T10"><text:s/>120</text:span></text:p>
      <text:p text:style-name="P11"><text:span text:style-name="T9"><text:s/></text:span><text:span text:style-name="T10"><text:s text:c="5"/>- Méthode </text:span><text:span text:style-name="T12">MouseMoved</text:span><text:span text:style-name="T10"> </text:span><text:span text:style-name="T11"><text:s text:c="57"/></text:span><text:span text:style-name="T10"><text:s/>122</text:span></text:p>
      <text:p text:style-name="P12"/>
      <text:p text:style-name="P9"><text:span text:style-name="T5">Chapitre 8:<text:tab/>La barre d'outils</text:span><text:span text:style-name="T6"> </text:span><text:span text:style-name="T7"><text:s text:c="41"/></text:span><text:span text:style-name="T8"><text:s/></text:span><text:span text:style-name="T5">123</text:span></text:p>
      <text:p text:style-name="P10"/>
      <text:p text:style-name="P11"><text:span text:style-name="T9"><text:s/></text:span><text:span text:style-name="T10"><text:s/>Spécification et réalisation de la barre d'outils </text:span><text:span text:style-name="T11"><text:s text:c="32"/></text:span><text:span text:style-name="T10"><text:s/>125</text:span></text:p>
      <text:p text:style-name="P11"><text:span text:style-name="T9"><text:s/></text:span><text:span text:style-name="T10"><text:s text:c="3"/>- Définition et relation des composants avec la barre d'outils </text:span><text:span text:style-name="T11"><text:s text:c="17"/></text:span><text:span text:style-name="T10"><text:s/>125</text:span></text:p>
      <text:p text:style-name="P11"><text:span text:style-name="T9"><text:s/></text:span><text:span text:style-name="T10"><text:s/>Les propriétés </text:span><text:span text:style-name="T11"><text:s text:c="67"/></text:span><text:span text:style-name="T10"><text:s/>128</text:span></text:p>
      <text:p text:style-name="P11"><text:span text:style-name="T9"><text:s/></text:span><text:span text:style-name="T10"><text:s/>Positionnement de la barre d'outils </text:span><text:span text:style-name="T11"><text:s text:c="46"/></text:span><text:span text:style-name="T10"><text:s/>131</text:span></text:p>
      <text:p text:style-name="P11"><text:span text:style-name="T9"><text:s/></text:span><text:span text:style-name="T10"><text:s/>Relation entre les différents modes d'activités de la barre d'outils et les</text:span></text:p>
      <text:p text:style-name="P11"><text:span text:style-name="T9"><text:s/></text:span><text:span text:style-name="T10"><text:s text:c="3"/>Objets du panneau principal </text:span><text:span text:style-name="T11"><text:s text:c="52"/></text:span><text:span text:style-name="T10"><text:s/>132</text:span></text:p>
      <text:p text:style-name="P12"/>
      <text:p text:style-name="P9"><text:span text:style-name="T5">Chapitre 9:<text:tab/>Les fenêtres d'applications</text:span><text:span text:style-name="T6"> </text:span><text:span text:style-name="T7"><text:s text:c="31"/></text:span><text:span text:style-name="T8"><text:s/></text:span><text:span text:style-name="T5">135</text:span></text:p>
      <text:p text:style-name="P10"/>
      <text:p text:style-name="P11"><text:span text:style-name="T9"><text:s/></text:span><text:span text:style-name="T10"><text:s/>Maintenance de la barre de menus </text:span><text:span text:style-name="T11"><text:s text:c="49"/></text:span><text:span text:style-name="T10"><text:s/>136</text:span></text:p>
      <text:p text:style-name="P11"><text:span text:style-name="T9"><text:s/></text:span><text:span text:style-name="T10"><text:s text:c="3"/>- Constantes relatives aux articles de menus </text:span><text:span text:style-name="T11"><text:s text:c="35"/></text:span><text:span text:style-name="T10"><text:s/>136</text:span></text:p>
      <text:p text:style-name="P11"><text:span text:style-name="T9"><text:s/></text:span><text:span text:style-name="T10"><text:s text:c="3"/>- Constructeur </text:span><text:span text:style-name="T12">AppMenu</text:span><text:span text:style-name="T10"> </text:span><text:span text:style-name="T11"><text:s text:c="57"/></text:span><text:span text:style-name="T10"><text:s/>136</text:span></text:p>
      <text:p text:style-name="P11"><text:span text:style-name="T9"><text:s/></text:span><text:span text:style-name="T10"><text:s text:c="3"/>- Méthode </text:span><text:span text:style-name="T12">getCommand</text:span><text:span text:style-name="T10"> </text:span><text:span text:style-name="T11"><text:s text:c="59"/></text:span><text:span text:style-name="T10"><text:s/>137</text:span></text:p>
      <text:p text:style-name="P11"><text:span text:style-name="T9"><text:s/></text:span><text:span text:style-name="T10"><text:s text:c="3"/>- Méthode </text:span><text:span text:style-name="T12">deleteSelectedBoxes</text:span><text:span text:style-name="T10"> </text:span><text:span text:style-name="T11"><text:s text:c="50"/></text:span><text:span text:style-name="T10"><text:s/>138</text:span></text:p>
      <text:p text:style-name="P11"><text:span text:style-name="T9"><text:s/></text:span><text:span text:style-name="T10"><text:s text:c="3"/>- Méthode </text:span><text:span text:style-name="T12">displayAbout</text:span><text:span text:style-name="T10"> </text:span><text:span text:style-name="T11"><text:s text:c="57"/></text:span><text:span text:style-name="T10"><text:s/>139</text:span></text:p>
      <text:p text:style-name="P11"><text:span text:style-name="T9"><text:s/></text:span><text:span text:style-name="T10"><text:s/>Développement d'une fenêtre d'application </text:span><text:span text:style-name="T11"><text:s text:c="40"/></text:span><text:span text:style-name="T10"><text:s/>141</text:span></text:p>
      <text:p text:style-name="P11"><text:span text:style-name="T9"><text:s/></text:span><text:span text:style-name="T10"><text:s text:c="3"/>- Les exceptions </text:span><text:span text:style-name="T11"><text:s text:c="63"/></text:span><text:span text:style-name="T10"><text:s/>141</text:span></text:p>
      <text:p text:style-name="P11"><text:span text:style-name="T9"><text:s/></text:span><text:span text:style-name="T10"><text:s text:c="3"/>- Codification détaillée d'une fenêtre d'application </text:span><text:span text:style-name="T11"><text:s text:c="27"/></text:span><text:span text:style-name="T10"><text:s/>146</text:span></text:p>
      <text:p text:style-name="P11"><text:span text:style-name="T9"><text:s/></text:span><text:span text:style-name="T10"><text:s/>Titre d'une boîte </text:span><text:span text:style-name="T11"><text:s text:c="64"/></text:span><text:span text:style-name="T10"><text:s/>151</text:span></text:p>
      <text:p text:style-name="P19"/>
      <text:p text:style-name="P16">Chapitre 10: Réalisation des interfaces graphiques selon la communauté</text:p>
      <text:p text:style-name="P9"><text:span text:style-name="T5"><text:s text:c="13"/>culturelle des utilisateurs</text:span><text:span text:style-name="T6"> </text:span><text:span text:style-name="T7"><text:s text:c="30"/></text:span><text:span text:style-name="T8"><text:s/></text:span><text:span text:style-name="T5">153</text:span></text:p>
      <text:p text:style-name="P19"/>
      <text:p text:style-name="P10"/>
      <text:p text:style-name="P11"><text:span text:style-name="T9"><text:s/></text:span><text:span text:style-name="T10"><text:s/>Personnalisation de l'affichage des interfaces graphiques selon la langue </text:span><text:span text:style-name="T11"><text:s text:c="8"/></text:span><text:span text:style-name="T10"><text:s/>154</text:span></text:p>
      <text:p text:style-name="P11"><text:span text:style-name="T9"><text:s/></text:span><text:span text:style-name="T10"><text:s text:c="3"/>- Réalisation des classes par type d'utilisateur </text:span><text:span text:style-name="T11"><text:s text:c="31"/></text:span><text:span text:style-name="T10"><text:s/>154</text:span></text:p>
      <text:p text:style-name="P11"><text:span text:style-name="T9"><text:s/></text:span><text:span text:style-name="T10"><text:s text:c="3"/>- Identification du type d'utilisateur </text:span><text:span text:style-name="T11"><text:s text:c="41"/></text:span><text:span text:style-name="T10"><text:s/>156</text:span></text:p>
      <text:p text:style-name="P11"><text:span text:style-name="T9"><text:s/></text:span><text:span text:style-name="T10"><text:s text:c="3"/>- Utilisation de la classe de la langue de l'utilisateur </text:span><text:span text:style-name="T11"><text:s text:c="23"/></text:span><text:span text:style-name="T10"><text:s/>158</text:span></text:p>
      <text:p text:style-name="P11"><text:span text:style-name="T9"><text:s/></text:span><text:span text:style-name="T10"><text:s/>Bulles d'aide </text:span><text:span text:style-name="T11"><text:s text:c="68"/></text:span><text:span text:style-name="T10"><text:s/>159</text:span></text:p>
      <text:p text:style-name="P11"><text:span text:style-name="T9"><text:s/></text:span><text:span text:style-name="T10"><text:s/>Regroupement des fichiers utilitaires </text:span><text:span text:style-name="T11"><text:s text:c="8"/></text:span><text:span text:style-name="T10"><text:s/>160</text:span></text:p>
      <text:p text:style-name="P12"/>
      <text:p text:style-name="Heading_20_2"><text:span text:style-name="T2">Appendice A</text:span><text:span text:style-name="T3"> </text:span><text:span text:style-name="T4"><text:s/></text:span></text:p>
      <text:p text:style-name="P8"/>
      <text:p text:style-name="P12"/>
      <text:p text:style-name="P20"/>
      <table:table table:name="Table1" table:style-name="Table1">
        <table:table-column table:style-name="Table1.A"/>
        <table:table-row table:style-name="Table1.1">
          <table:table-cell table:style-name="Table1.A1" office:value-type="string">
            <text:p text:style-name="P21"/>
          </table:table-cell>
        </table:table-row>
      </table:table>
      <text:p text:style-name="Heading_20_1">Préface</text:p>
      <text:p text:style-name="P22"/>
      <text:p text:style-name="P22"/>
      <text:p text:style-name="P23">L’approche orientée-objet permet de meilleures facilités en ce qui a trait à la réalisation des systèmes d’information. Les concepts d’héritage, d’encapsulation des données et des opérations, l’envoi de messages entre les objets et l’élaboration du concept de polymorphisme constituent des règles fondamentales. C’est cette nouvelle manière de penser, juxtaposée au concept d’architecture client / serveur qui a contribué à l’apparition de nouveaux langages de programmation mieux adaptés à la demande ainsi qu’à la technologie d’aujourd’hui.</text:p>
      <text:p text:style-name="P23"/>
      <text:p text:style-name="P23">L’un d’eux, le langage Java de la compagnie Sun Microsystems, a été conçu, entre autres choses, afin de réaliser des applications mieux adaptées à ce nouveau paradigme. C’est la présence sur le poste d’un utilisateur, d’un interpréteur Java (Sun l’appelle <text:span text:style-name="T15"></text:span>The Java Virtuel Machine (VM)<text:span text:style-name="T15"></text:span> ) qui permet de se débarrasser des contraintes du système d’exploitation ou de l’ordinateur. Le code source Java est analysé et ceci a pour effet de produire des fichiers <text:span text:style-name="T15"></text:span>bytecode<text:span text:style-name="T15"></text:span> permettant d’améliorer la performance. Divers mécanismes ont été mis au point afin d'éliminer considérablement les inquiétudes relatives à la vitesse d’exécution des applications Java.</text:p>
      <text:p text:style-name="P23"/>
      <text:p text:style-name="P23">Le langage Java permet aussi le déploiement d’applications sur des plates-formes ouvertes comme UNIX, Windows ou Macintosh. Ce procédé utilise la même machine VM sur le poste de l’utilisateur et élimine par surcroît les contraintes des plates-formes propriétaires. Les définitions du <text:span text:style-name="T15"></text:span>thin<text:span text:style-name="T15"></text:span> client ainsi que du <text:span text:style-name="T15"></text:span>fat<text:span text:style-name="T15"></text:span> serveur sont très importantes et entraîne de lourdes répercussions en ce qui concerne la maintenance de la <text:span text:style-name="T15"></text:span>quincaillerie<text:span text:style-name="T15"></text:span> informatique des entreprises.</text:p>
      <text:p text:style-name="P23"/>
      <text:p text:style-name="P23">En effet, en considérant le fait que les postes clients n’ont plus besoin que d’un logiciel VM Java et selon les dires d’une étude du Gartner Group, ce type d’architecture favorisant un déploiement efficace des applications diminue de plusieurs milliers de dollars les coûts de maintenance d’un environnement informatique de cette nature puisque les logiciels et les données se retrouvent sur des serveurs.</text:p>
      <text:p text:style-name="P23"/>
      <text:p text:style-name="P23">Somme toute, toutes les avenues convergent vers la technologie Java qui s’avère un choix stratégique de premier plan en ce qui concerne la réalisation des systèmes, au moyen du nouveau paradigme que constitue l’approche orientée-objet, ainsi que d’un environnement nécessitant une architecture de type client / serveur.</text:p>
      <text:p text:style-name="P23"/>
      <text:p text:style-name="P23">Cependant, bien que très intéressante à plusieurs points de vue, la réalisation d’applications de cette nature nécessite une variété de connaissances théoriques et techniques. Sachant très bien que le processus d’apprentissage peut nécessiter de longues heures, il nous apparaît fort utile de synthétiser l’acquisition de ces connaissances par la réalisation d’une petite application Java utilisant une interface graphique.</text:p>
      <text:p text:style-name="P23"/>
      <text:p text:style-name="P23">Ainsi, afin de permettre une formation plus rapide concernant la réalisation des systèmes par l’utilisation du langage Java qui contient certains mécanismes complexes, mieux vaut utiliser une approche itérative ou spirale. Cette idée de base permet un apprentissage évolutif au moyen d’une succession de cycles de réalisation.</text:p>
      <text:p text:style-name="P23"/>
      <text:p text:style-name="P23">Cette stratégie de présentation constitue, à notre point de vue, la valeur ajoutée comparativement à la plupart (pour ne pas dire tous) des autres volumes Java actuellement disponibles sur le marché. En effet, lorsque nous consultons un volume expliquant les rouages d’un langage de programmation comme Java, nous y voyons la théorie du langage parsemée d’exemples disparates.</text:p>
      <text:p text:style-name="P23"/>
      <text:p text:style-name="P23">Bien qu’ayant effectué une lecture attentive, nous éprouvons des difficultés importantes de réalisation de systèmes. Ce n’est qu’après plusieurs heures de pratique que nous venons à bout de nos objectifs.</text:p>
      <text:p text:style-name="P23"/>
      <text:p text:style-name="P23">Quant à nous, notre approche permet un apprentissage beaucoup plus rapide des connaissances par une succession de réalisations itératives. Bien sûr, nous n’avons pas la prétention de couvrir tous les aspects techniques du langage Java. Malgré cette réalité, nous retrouvons néanmoins une liste intéressante des principaux éléments de base du langage. Ce qui nous préoccupe, ce sont plutôt les notions d’objet jugées importantes au détriment des détails techniques. Une fois les éléments maîtrisés, nous serons mieux outillés afin de consulter l’un ou l’autre des ouvrages de référence disponible sur le marché.</text:p>
      <text:p text:style-name="P23"/>
      <text:p text:style-name="P23">Bien sûr, nous ne parlerons pas directement de serveurs ni des autres quincailleries informatiques, mais il faut toujours garder à l’esprit que les concepts présentés visent le déploiement de ces nouvelles technologies. Certaines d’entre elles existent depuis un certain temps. Grâce à l’approche objet présentée tout au cours des chapitres qui suivent, ces technologies seront mieux adaptées aux besoins des utilisateurs.</text:p>
      <text:p text:style-name="P23"/>
      <text:p text:style-name="P23">Ce document est destiné avant tout aux personnes désireuses d’apprendre par la pratique les nouveaux concepts véhiculés dans l’approche orientée-objet. Qu’il s’agisse d’un professionnel de l’informatique désireux de se perfectionner ou d’une personne peu expérimentée dans le domaine de la réalisation des systèmes, tous les deux tireront profit des concepts véhiculés.</text:p>
      <text:p text:style-name="P23"/>
      <text:p text:style-name="P23">Nous nous servirons de l’outil de développement JBuilder (version 2) de la compagnie Inprise Corporation (Borland). Il s’agit de l’un des environnements de programmation Java les plus propices à l’apprentissage et les plus complets disponibles actuellement sur le marché. Le chapitre 2 fait un bref survol de l’outil. Il est recommandé de lire ce deuxième chapitre même si vous désirez utiliser un autre outil de développement. En effet, certaines remarques applicables à n’importe quel outil s’auront vous intéresser.</text:p>
      <text:p text:style-name="P23"/>
      <text:p text:style-name="P23">Le manuscrit débute avec une petite application simple et graduellement, nous intégrons les notions d’interface graphique jugées utiles. L’approche spirale nous permet une progression rapide, graduelle et en douceur des concepts véhiculés.</text:p>
      <text:p text:style-name="P23"/>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TimesNewRomanPS-ItalicMT" svg:font-family="TimesNewRomanPS-ItalicMT"/>
    <style:font-face style:name="TimesNewRomanPSMT" svg:font-family="TimesNewRomanPSMT"/>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CA"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1pt" fo:language="fr" fo:country="CA" style:font-name-asian="Times New Roman" style:font-size-asian="11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ab-stops>
          <style:tab-stop style:position="4.922in"/>
        </style:tab-stops>
      </style:paragraph-propertie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keep-with-next="always">
        <style:tab-stops>
          <style:tab-stop style:position="0.8862in"/>
          <style:tab-stop style:position="4.922in"/>
        </style:tab-stops>
      </style:paragraph-properties>
      <style:text-properties style:font-name="Courier New" fo:font-size="14pt" fo:font-weight="bold" style:font-size-asian="14pt"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age_20_Number" style:display-name="Page Number" style:family="text" style:parent-style-name="Police_20_par_20_défaut"/>
    <style:style style:name="WW8Num1z0" style:family="text">
      <style:text-properties style:font-name="Times New Roman"/>
    </style:style>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4665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usage="mirrored">
      <style:page-layout-properties fo:page-width="8.5in" fo:page-height="11in" style:num-format="i" style:print-orientation="portrait" fo:margin-top="0.8661in" fo:margin-bottom="0.5909in" fo:margin-left="1.3783in" fo:margin-right="0.7874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1575in" style:dynamic-spacing="true"/>
      </style:footer-style>
    </style:page-layout>
  </office:automatic-styles>
  <office:master-styles>
    <style:master-page style:name="Standard" style:page-layout-name="pm1">
      <style:footer>
        <text:p text:style-name="P1"><draw:frame draw:style-name="fr1" draw:name="Frame1" text:anchor-type="char" svg:y="0.0008in" fo:min-width="0.0161in" draw:z-index="3"><draw:text-box fo:min-height="0.1457in"><text:p text:style-name="Footer"><text:span text:style-name="Page_20_Number"><text:page-number text:select-page="current">vii</text:page-number></text:span></text:p></draw:text-box></draw:frame></text:p>
      </style:footer>
      <style:footer-left>
        <text:p text:style-name="P1"><draw:frame draw:style-name="fr1" draw:name="Frame2" text:anchor-type="char" svg:y="0.0008in" fo:min-width="0.0161in" draw:z-index="6"><draw:text-box fo:min-height="0.1457in"><text:p text:style-name="Footer"><text:span text:style-name="Page_20_Number"><text:page-number text:select-page="current">vii</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Table des matières</dc:title>
    <meta:initial-creator>Rémy Mathieu</meta:initial-creator>
    <meta:creation-date>1998-11-02T19:32:00</meta:creation-date>
    <dc:creator>Dzenan Ridjanovic</dc:creator>
    <dc:date>2007-09-20T09:58:30</dc:date>
    <meta:print-date>1999-03-26T17:15:00</meta:print-date>
    <dc:language>fr-CA</dc:language>
    <meta:editing-cycles>32</meta:editing-cycles>
    <meta:editing-duration>PT7H3M25S</meta:editing-duration>
    <meta:user-defined meta:name="Info 1"/>
    <meta:user-defined meta:name="Info 2"/>
    <meta:user-defined meta:name="Info 3"/>
    <meta:user-defined meta:name="Info 4"/>
    <meta:document-statistic meta:table-count="1" meta:image-count="0" meta:object-count="0" meta:page-count="7" meta:paragraph-count="162" meta:word-count="1587" meta:character-count="17849"/>
  </office:meta>
</office:document-meta>
</file>